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ebd3"/>
    </style:style>
    <style:style style:name="P2" style:family="paragraph" style:parent-style-name="Standard">
      <style:text-properties officeooo:paragraph-rsid="001e1cc1"/>
    </style:style>
    <style:style style:name="P3" style:family="paragraph" style:parent-style-name="Standard">
      <style:text-properties officeooo:paragraph-rsid="0020de75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20de75"/>
    </style:style>
    <style:style style:name="T1" style:family="text">
      <style:text-properties officeooo:rsid="00114dab"/>
    </style:style>
    <style:style style:name="T2" style:family="text">
      <style:text-properties officeooo:rsid="0011b09f"/>
    </style:style>
    <style:style style:name="T3" style:family="text">
      <style:text-properties officeooo:rsid="0012815c"/>
    </style:style>
    <style:style style:name="T4" style:family="text">
      <style:text-properties officeooo:rsid="0013ebd3"/>
    </style:style>
    <style:style style:name="T5" style:family="text">
      <style:text-properties officeooo:rsid="0014f3b6"/>
    </style:style>
    <style:style style:name="T6" style:family="text">
      <style:text-properties officeooo:rsid="00163f4a"/>
    </style:style>
    <style:style style:name="T7" style:family="text">
      <style:text-properties officeooo:rsid="0016d03d"/>
    </style:style>
    <style:style style:name="T8" style:family="text">
      <style:text-properties officeooo:rsid="0018aac9"/>
    </style:style>
    <style:style style:name="T9" style:family="text">
      <style:text-properties officeooo:rsid="001bc34a"/>
    </style:style>
    <style:style style:name="T10" style:family="text">
      <style:text-properties officeooo:rsid="001d6d1b"/>
    </style:style>
    <style:style style:name="T11" style:family="text">
      <style:text-properties officeooo:rsid="0020de75"/>
    </style:style>
    <style:style style:name="T12" style:family="text">
      <style:text-properties officeooo:rsid="00222adc"/>
    </style:style>
    <style:style style:name="T13" style:family="text">
      <style:text-properties officeooo:rsid="00224de3"/>
    </style:style>
    <style:style style:name="T14" style:family="text">
      <style:text-properties fo:font-weight="bold" officeooo:rsid="0016d03d" style:font-weight-asian="bold" style:font-weight-complex="bold"/>
    </style:style>
    <style:style style:name="T15" style:family="text">
      <style:text-properties fo:font-weight="bold" officeooo:rsid="00114dab" style:font-weight-asian="bold" style:font-weight-complex="bold"/>
    </style:style>
    <style:style style:name="T16" style:family="text">
      <style:text-properties fo:font-weight="bold" officeooo:rsid="0012815c" style:font-weight-asian="bold" style:font-weight-complex="bold"/>
    </style:style>
    <style:style style:name="T17" style:family="text">
      <style:text-properties fo:font-weight="bold" officeooo:rsid="0013ebd3" style:font-weight-asian="bold" style:font-weight-complex="bold"/>
    </style:style>
    <style:style style:name="T18" style:family="text">
      <style:text-properties fo:font-weight="bold" officeooo:rsid="00222adc" style:font-weight-asian="bold" style:font-weight-complex="bold"/>
    </style:style>
    <style:style style:name="T19" style:family="text">
      <style:text-properties fo:font-weight="bold" officeooo:rsid="00224de3" style:font-weight-asian="bold" style:font-weight-complex="bold"/>
    </style:style>
    <style:style style:name="T20" style:family="text">
      <style:text-properties fo:font-weight="normal" officeooo:rsid="0016d03d" style:font-weight-asian="normal" style:font-weight-complex="normal"/>
    </style:style>
    <style:style style:name="T21" style:family="text">
      <style:text-properties officeooo:rsid="0023c9ac"/>
    </style:style>
    <style:style style:name="T22" style:family="text">
      <style:text-properties style:text-underline-style="solid" style:text-underline-width="auto" style:text-underline-color="font-color" officeooo:rsid="0023c9ac"/>
    </style:style>
    <style:style style:name="T23" style:family="text">
      <style:text-properties style:text-underline-style="solid" style:text-underline-width="auto" style:text-underline-color="font-color" officeooo:rsid="00250ad0"/>
    </style:style>
    <style:style style:name="T24" style:family="text">
      <style:text-properties officeooo:rsid="002489ea"/>
    </style:style>
    <style:style style:name="T25" style:family="text">
      <style:text-properties officeooo:rsid="00250ad0"/>
    </style:style>
    <style:style style:name="T26" style:family="text">
      <style:text-properties style:text-underline-style="none" officeooo:rsid="00250ad0"/>
    </style:style>
    <style:style style:name="T27" style:family="text">
      <style:text-properties style:text-underline-style="none" fo:font-weight="bold" officeooo:rsid="00250ad0" style:font-weight-asian="bold" style:font-weight-complex="bold"/>
    </style:style>
    <style:style style:name="T28" style:family="text">
      <style:text-properties style:text-underline-style="none" fo:font-weight="normal" officeooo:rsid="00250ad0" style:font-weight-asian="normal" style:font-weight-complex="normal"/>
    </style:style>
    <style:style style:name="T29" style:family="text">
      <style:text-properties fo:font-style="italic" style:text-underline-style="none" fo:font-weight="normal" officeooo:rsid="00250ad0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officeooo:rsid="00250ad0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/text:span><text:span text:style-name="T15">It was necessary for Newton to build upon Aristotlelian </text:span><text:span text:style-name="T16">n</text:span><text:span text:style-name="T15">ature by narrowing the scope of the Four Causes to </text:span><text:span text:style-name="T17">examine</text:span><text:span text:style-name="T15"> a world where it was possible to experimentally determine how nature behaves.</text:span><text:span text:style-name="T1"> <text:s/></text:span><text:span text:style-name="T3">Aristotelian nature concerns itself with funneling the universe into a taxonomic structure capable of exhaustively </text:span><text:span text:style-name="T5">explaining all</text:span><text:span text:style-name="T3"> 'Why ?'</text:span><text:span text:style-name="T5">s that may arise in the study of nature</text:span><text:span text:style-name="T3">.</text:span><text:span text:style-name="T1"> <text:s/></text:span><text:span text:style-name="T5">Aristotle uses his Four Causes </text:span><text:span text:style-name="T6">as a tool of inquiry to expose the </text:span><text:span text:style-name="T7">history, actions, and nature of things while answering the aforementioned question. <text:s/></text:span><text:span text:style-name="T2">Though many state that Newton openly rejected Aristotelian thought, a filtered sample of Aristotle's Causes can be found in </text:span><text:span text:style-name="T4">Newton's </text:span><text:span text:style-name="T1">Philosophiæ Naturalis Principia Mathematica</text:span><text:span text:style-name="T2">, in the context of Newton's Rules of Reasoning in Philosophy. <text:s/></text:span><text:span text:style-name="T1">Newton's Principia laid the foundation for experimental philosophy, the scientific method, and modern physics </text:span><text:span text:style-name="T2">by examining mechanical interactions in the physical world through the obscured eyes of Aristotle. <text:s/></text:span></text:p>
      <text:p text:style-name="P3"><text:span text:style-name="T2"><text:tab/></text:span><text:span text:style-name="T14">Aristotle's Four Causes are dependent on his taxonomy of nature, so an understanding of the taxonomic structure in Aristotle's Physics is necessary to examine the path between Aristotelian and Newtonian nature.</text:span><text:span text:style-name="T7"> <text:s/>At the top, there is a division between things that exist by nature (physis) and </text:span><text:span text:style-name="T8">things that are products of </text:span><text:span text:style-name="T7">art (techne), or man-made things (artificial). <text:s/></text:span><text:span text:style-name="T8">The distinction between the two arises from their origins, but also from the way in which they behave over time and space. <text:s/>Things of nature have innate principles of motion (kinesis) and rest (stasis) by which their state inherently evolves over time (metabole). <text:s/>Techne lacks this metabole; however, it is clear that techne still has kinesis and stasis from </text:span><text:span text:style-name="T9">simple </text:span><text:span text:style-name="T8">observation of </text:span><text:span text:style-name="T9">the behaviors of </text:span><text:span text:style-name="T8">man-made objects. <text:s/>The kinesis and stasis </text:span><text:span text:style-name="T9">that is observed in</text:span><text:span text:style-name="T8"> techne can be attributed to the </text:span><text:span text:style-name="T10">substances</text:span><text:span text:style-name="T8"> of which the techne is composed, </text:span><text:span text:style-name="T9">assuming that all techne can be decomposed into some set of natural materials </text:span><text:span text:style-name="T11">(prote hyle)</text:span><text:span text:style-name="T9">. <text:s text:c="2"/></text:span><text:span text:style-name="T11">Thus, the prote hyle (material substrate) brought about by the same sort of decomposition of any thing can be seen as the essence or nature of that thing. <text:s/>Though, once can imagine applying the aforementioned decomposition to natural materials, dividing them down to further isolate the essence (ousia qua substance) of natural materials. <text:s/>This decomposition would boil down to the few kernels of natural essence (atomos) that compose the universe; the form of the universe would then be attributed to the state and arrangement of conglomerations of these atomos. <text:s/>Further, the behavior of the universe could then be attributed to the </text:span><text:span text:style-name="T21">superposition</text:span><text:span text:style-name="T11"> of the nature and arrangement of atomos in space and time. <text:s/>Or, as Carl Sagan puts it, “The beauty of a living thing is not the atoms that go into it, but the way those atoms are put together.” <text:s/>Thus, nature may also be identified in the form (eidos) or temporal form (morphe) of a thing. <text:s/></text:span><text:span text:style-name="T21">This can be found in the first chapter of </text:span><text:span text:style-name="T22">Physics</text:span><text:span text:style-name="T21">, “This then is one account of 'nature', namely that it is the material substratum persisting through changes in things which evidence a principle of motion or change. <text:s/>But another account is that 'nature' is identified with the eidos of something, with its morphe by definition.”</text:span></text:p>
      <text:p text:style-name="P4"><text:span text:style-name="T11"><text:tab/></text:span><text:span text:style-name="T18">From the identifiers of nature, </text:span><text:span text:style-name="T19">Aristotle was able to construct a method for determining the cause of an object: the Four Causes.</text:span><text:span text:style-name="T13"> <text:s/></text:span><text:span text:style-name="T12">Of the three i</text:span><text:span text:style-name="T13">dentifiers</text:span><text:span text:style-name="T12"> – hyle (matter), eidos (form, logos), and morphe (teleological shape), the latter two </text:span><text:span text:style-name="T13">have</text:span><text:span text:style-name="T12"> </text:span><text:span text:style-name="T21">a </text:span><text:span text:style-name="T13">metabole. <text:s/></text:span><text:span text:style-name="T21">By definition, eidos and morphe </text:span><text:span text:style-name="T13">rely on kinesis and stasis to exhibit </text:span><text:span text:style-name="T21">themselves. <text:s/>So, kinesis and stasis must also be taken into account when examining the causes of natural things. <text:s/>[It is important to recognize that Aristotelian kinesis encompasses change in three facets: quantity, quality, and space.] <text:s/></text:span><text:span text:style-name="T24">The construction of the Four Causes from here seems purely logical; each cause is attributed to each identifier with the addition of kinesis. <text:s/>Aristotle's Four Causes are: The material cause, concerning the natural substances of which a thing is composed (hyle); the formal cause, concerning the essence of the form of which a thing has (eidos); the efficient </text:span><text:soft-page-break/><text:span text:style-name="T24">cause, concerning the external influence on the kinesis of an object; and the final cause, concerning the purpose for which a thing exists (morphe). <text:s/></text:span><text:span text:style-name="T25">From chapter 3 of Aristotle's </text:span><text:span text:style-name="T23">Physics</text:span><text:span text:style-name="T26">, “All the causes now mentioned call into four familiar divisions. <text:s/>The letters are the causes of syllables... <text:s/>the parts causes of the whole... , in the sense of 'that from which' (</text:span><text:span text:style-name="T29">hyle</text:span><text:span text:style-name="T26">). <text:s/>In each of these pairs, the initial item is a cause in the sense of substratum, the other item in the sense of the essential character – the whole, or combination or form (</text:span><text:span text:style-name="T29">eidos</text:span><text:span text:style-name="T26">). <text:s/>Just so, the seed and the doctor and the advisor, and generally the maker, are all propelling factors originating from change or cessation (</text:span><text:span text:style-name="T30">kinesis</text:span><text:span text:style-name="T26">) and finally there are causes in the sense of the end or the good which things tend to; for 'that for the sake of which' (morphe)... “.</text:span></text:p>
      <text:p text:style-name="P4"><text:span text:style-name="T26"><text:tab/></text:span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45in" style:type="center"/>
          <style:tab-stop style:position="6.4898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6252in" fo:margin-left="1in" fo:margin-right="1.01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Gordonson</meta:initial-creator>
    <meta:creation-date>2011-10-30T19:55:48</meta:creation-date>
    <dc:date>2011-10-31T17:55:03</dc:date>
    <dc:creator>Josh Gordonson</dc:creator>
    <meta:editing-duration>PT15H10M26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2" meta:paragraph-count="4" meta:word-count="816" meta:character-count="5016"/>
  </office:meta>
</office:document-meta>
</file>